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text:p>
      <text:p text:style-name="Author"><text:a xlink:type="simple" xlink:href="https://csci-1301.github.io/about#authors" office:name=""><text:span text:style-name="Definition">https://csci-1301.github.io/about#authors</text:span></text:a></text:p>
      <text:p text:style-name="Date">February 18, 2022 (01:32:1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 <text:a xlink:type="simple" xlink:href="https://en.wikipedia.org/wiki/%22Hello,_World!%22_program" office:name=""><text:span text:style-name="Definition">“Hello World”</text:span></text:a> program, that simply displays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elloWorld_Solution.zip" office:name=""><text:span text:style-name="Definition">HelloWorld_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_Solution</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The exact wording varies between different IDEs, but look for one of the following: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 Start Debugging: Ctrl + F5</text:p>
            </text:list-item>
            <text:list-item>
              <text:p text:style-name="P5">Exit any program: Alt + F4</text:p>
            </text:list-item>
          </text:list>
          <text:p text:style-name="P4">MacOS</text:p>
          <text:list text:style-name="L6">
            <text:list-item>
              <text:p text:style-name="P6">Build solution: Cmd + B</text:p>
            </text:list-item>
            <text:list-item>
              <text:p text:style-name="P6">Run / Start Debugging: Cmd + return   -or-   F5</text:p>
            </text:list-item>
            <text:list-item>
              <text:p text:style-name="P6">Exit any program: Cm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_Solution</text:span><text:span text:style-name="OperatorTok">.</text:span><text:span text:style-name="FunctionTok">sln</text:span> - this is called a solution file. It tells the IDE how to load your C# source code in the IDE.</text:p>
            </text:list-item>
            <text:list-item>
              <text:p text:style-name="P9"><text:span text:style-name="NormalTok">HelloWorld_Project</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_Solution</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ross millions of <text:a xlink:type="simple" xlink:href="https://en.wikipedia.org/wiki/Source_lines_of_code" office:name=""><text:span text:style-name="Definition">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 (e.g. the compiled program).</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Hello World</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18T18:32:33Z</meta:creation-date>
    <dc:date>2022-02-18T18:32:33Z</dc:date>
    <meta:user-defined meta:name="date" meta:value-type="string">February  18, 2022 (01:32:1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